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fo:font-weight="bold" officeooo:rsid="001ee5d4" officeooo:paragraph-rsid="001ee5d4" style:font-weight-asian="bold" style:font-weight-complex="bold"/>
    </style:style>
    <style:style style:name="P2" style:family="paragraph" style:parent-style-name="Standard" style:list-style-name="L2">
      <style:text-properties fo:language="de" fo:country="DE" fo:font-weight="bold" officeooo:rsid="001ee5d4" officeooo:paragraph-rsid="001ee5d4" style:font-weight-asian="bold" style:font-weight-complex="bold"/>
    </style:style>
    <style:style style:name="P3" style:family="paragraph" style:parent-style-name="Standard">
      <style:text-properties officeooo:paragraph-rsid="001ee5d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de" fo:country="DE" fo:font-weight="normal" officeooo:rsid="001ee5d4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llungnahme im Fach Informatik</text:p>
      <text:p text:style-name="P1"><text:span text:style-name="T1"/></text:p>
      <text:p text:style-name="P1"><text:span text:style-name="T1">Eine Stellungsnahme besteht aus drei Teilen. Die These, die Argumente und als letztes die Positionierung.</text:span></text:p>
      <text:p text:style-name="P1"><text:span text:style-name="T1"/></text:p>
      <text:p text:style-name="P1">These</text:p>
      <text:p text:style-name="P1"><text:span text:style-name="T1"/></text:p>
      <text:p text:style-name="P1"><text:span text:style-name="T1">Die These ist eine Behauptung zu der man Stellung nehmen soll. Je nach Aufgabenstellung kann man seine eigenen These entwickeln oder man bekommt eine These.</text:span></text:p>
      <text:p text:style-name="P1"><text:span text:style-name="T1"/></text:p>
      <text:p text:style-name="P1">Argumente</text:p>
      <text:p text:style-name="P1"><text:span text:style-name="T1"/></text:p>
      <text:p text:style-name="P3"><text:span text:style-name="T2">Bei den Argumenten sammelt man verschiedene die für die These oder gegen sie sprechen. Dabei kann man verschiedene Argumentationsverläufe verwenden, wie zum Beispiel:</text:span></text:p>
      <text:list xml:id="list3427304811" text:style-name="L2">
        <text:list-item>
          <text:p text:style-name="P2"><text:span text:style-name="T1">Ping-Pong: Pro und Contra Argumente folgen einander im Argumentationsverlauf.</text:span></text:p>
        </text:list-item>
        <text:list-item>
          <text:p text:style-name="P2"><text:span text:style-name="T1">Sanduhr: Die Argumente für eine Seite werden von stärksten zum schwächsten aufgeführt. Danach werden die Gegenargumente vom schwächsten zum stärksten Argument aufgeführt. Somit ergibt sich die Form einer Sanduhr.</text:span></text:p>
        </text:list-item>
      </text:list>
      <text:p text:style-name="P1"><text:span text:style-name="T1"/></text:p>
      <text:p text:style-name="P1">Positionierung</text:p>
      <text:p text:style-name="P1"><text:span text:style-name="T1"/></text:p>
      <text:p text:style-name="P1"><text:span text:style-name="T1">Hier wägt man die aufgelisteten pro und contra Argumente gegeneinander ab und kommt zu einer begrüdeten Position, die man als Autor explizit aufschreiben soll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5:14:39.447314865</meta:creation-date>
    <dc:date>2021-11-21T15:28:16.909710669</dc:date>
    <meta:editing-duration>PT1M17S</meta:editing-duration>
    <meta:editing-cycles>1</meta:editing-cycles>
    <meta:document-statistic meta:table-count="0" meta:image-count="0" meta:object-count="0" meta:page-count="1" meta:paragraph-count="10" meta:word-count="134" meta:character-count="939" meta:non-whitespace-character-count="817"/>
    <meta:generator>LibreOffice/6.4.7.2$Linux_X86_64 LibreOffice_project/40$Build-2</meta:generator>
  </office:meta>
</office:document-meta>
</file>